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FreeSans2" svg:font-family="FreeSans" style:font-adornments="BoldOblique" style:font-family-generic="swiss" style:font-pitch="variable"/>
    <style:font-face style:name="FreeSans1" svg:font-family="FreeSans" style:font-adornments="Gras" style:font-family-generic="swiss" style:font-pitch="variable"/>
    <style:font-face style:name="FreeSans" svg:font-family="FreeSans" style:font-adornments="Norm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rststyle-blockquote" style:list-style-name="rststyle-bulletlist"/>
    <style:style style:name="P2" style:family="paragraph" style:parent-style-name="rststyle-blockquote-bulletitem" style:list-style-name="rststyle-blockquote-bulletlist"/>
    <style:style style:name="P3" style:family="paragraph" style:parent-style-name="rststyle-blockquote-bulletitem" style:list-style-name="rststyle-blockquote-bulletlis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h text:style-name="rststyle-heading1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FreeSans2" svg:font-family="FreeSans" style:font-adornments="BoldOblique" style:font-family-generic="swiss" style:font-pitch="variable"/>
    <style:font-face style:name="FreeSans1" svg:font-family="FreeSans" style:font-adornments="Gras" style:font-family-generic="swiss" style:font-pitch="variable"/>
    <style:font-face style:name="FreeSans" svg:font-family="FreeSans" style:font-adornments="Norm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 style:master-page-name="">
      <style:paragraph-properties style:page-number="auto" fo:background-color="transparent">
        <style:tab-stops/>
        <style:background-image/>
      </style:paragraph-properties>
      <style:text-properties style:use-window-font-color="true" style:font-name="FreeSans" fo:font-size="10p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list-style-name="Outline" style:master-page-name="" style:default-outline-level="1">
      <style:paragraph-properties fo:text-align="center" style:justify-single-word="false" style:page-number="auto" fo:background-color="transparent" style:shadow="none">
        <style:background-image/>
      </style:paragraph-properties>
      <style:text-properties fo:color="#800000" style:font-name="FreeSans1" style:text-underline-style="solid" style:text-underline-width="auto" style:text-underline-color="#800000"/>
    </style:style>
    <style:style style:name="rststyle-heading2" style:family="paragraph" style:parent-style-name="Heading_20_2" style:next-style-name="Text_20_body" style:list-style-name="Outline" style:default-outline-level="2">
      <style:paragraph-properties style:shadow="none"/>
      <style:text-properties fo:color="#008000" style:font-name="FreeSans2" fo:font-style="oblique" style:font-weight-asian="normal" style:font-weight-complex="normal"/>
    </style:style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2cm" fo:margin-right="2cm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FreeSans" fo:font-size="10pt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background-color="transparent">
        <style:background-image/>
      </style:paragraph-properties>
      <style:text-properties style:font-name="FreeSans" fo:font-size="10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text-indent="0cm" style:auto-text-indent="false" fo:background-color="#ffcc99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style:font-name="DejaVu Sans Mono" fo:font-size="8pt" fo:background-color="#ffd320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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7.94cm" fo:page-height="21.59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Help file for reStInPeace :</dc:title>
    <meta:initial-creator>kib</meta:initial-creator>
    <meta:creation-date>2007-10-21T10:24:39</meta:creation-date>
    <dc:creator>kib</dc:creator>
    <dc:date>2007-10-21T10:26:03</dc:date>
    <meta:editing-cycles>2</meta:editing-cycles>
    <meta:editing-duration>PT1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